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22T23:30:25.338425347</meta:creation-date>
    <meta:document-statistic meta:object-count="0"/>
    <meta:generator>Collabora_Office/21.06.9.1$MacOSX_AARCH64 LibreOffice_project/0579e4dd91e7fd2e0574e3919b921e930642f8dd</meta:generator>
  </office:meta>
</office:document-meta>
</file>